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1.804cm" style:rel-column-width="6723*"/>
    </style:style>
    <style:style style:name="Tabela1.B" style:family="table-column">
      <style:table-column-properties style:column-width="6.99cm" style:rel-column-width="26044*"/>
    </style:style>
    <style:style style:name="Tabela1.C" style:family="table-column">
      <style:table-column-properties style:column-width="1.404cm" style:rel-column-width="5231*"/>
    </style:style>
    <style:style style:name="Tabela1.D" style:family="table-column">
      <style:table-column-properties style:column-width="7.391cm" style:rel-column-width="27537*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style:vertical-align="middle"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5.863cm" style:rel-column-width="21845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style:vertical-align="middle"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color="#00a933" loext:opacity="100%" style:font-name="Liberation Sans" fo:font-size="12pt" fo:font-weight="bold" officeooo:rsid="00120633" officeooo:paragraph-rsid="0012063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ff0000" loext:opacity="100%" style:font-name="Liberation Sans" fo:font-size="12pt" fo:font-weight="bold" officeooo:rsid="00120633" officeooo:paragraph-rsid="00120633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120633" officeooo:paragraph-rsid="00120633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12pt" fo:font-style="italic" officeooo:rsid="00120633" officeooo:paragraph-rsid="00120633" style:font-style-asian="italic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2pt" officeooo:rsid="00120633" officeooo:paragraph-rsid="00120633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Sans" fo:font-size="14pt" fo:font-style="italic" fo:font-weight="normal" officeooo:rsid="000d1617" officeooo:paragraph-rsid="000d1617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Sans" fo:font-size="14pt" fo:font-weight="normal" officeooo:rsid="000d1617" officeooo:paragraph-rsid="000d1617" style:font-weight-asian="normal" style:font-weight-complex="normal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d1617" officeooo:paragraph-rsid="000d1617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0d1617" officeooo:paragraph-rsid="000d1617" style:font-weight-asian="normal" style:font-weight-complex="normal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120633" officeooo:paragraph-rsid="00120633" style:font-weight-asian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ans" fo:font-size="12pt" fo:font-weight="normal" officeooo:rsid="000e7c4b" officeooo:paragraph-rsid="000e7c4b" style:font-weight-asian="normal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120633" officeooo:paragraph-rsid="00120633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0e7c4b" officeooo:paragraph-rsid="000e7c4b" style:font-weight-asian="bold" style:font-weight-complex="bold"/>
    </style:style>
    <style:style style:name="P15" style:family="paragraph" style:parent-style-name="Standard">
      <style:paragraph-properties fo:line-height="115%" fo:text-align="center" style:justify-single-word="false"/>
      <style:text-properties style:font-name="Liberation Sans" fo:font-size="12pt" style:text-underline-style="none" fo:font-weight="normal" officeooo:rsid="000e7c4b" officeooo:paragraph-rsid="000e7c4b" style:font-weight-asian="normal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Liberation Sans" fo:font-size="12pt" style:text-underline-style="none" fo:font-weight="normal" officeooo:rsid="000e7c4b" officeooo:paragraph-rsid="000e7c4b" style:font-weight-asian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ans" fo:font-size="12pt" style:text-underline-style="none" fo:font-weight="normal" officeooo:rsid="000e7c4b" officeooo:paragraph-rsid="000e7c4b" style:font-weight-asian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beration Sans" fo:font-size="12pt" style:text-underline-style="none" fo:font-weight="normal" officeooo:rsid="00120633" officeooo:paragraph-rsid="00120633" style:font-weight-asian="normal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Liberation Sans" fo:font-size="12pt" style:text-underline-style="none" fo:font-weight="normal" officeooo:rsid="00120633" officeooo:paragraph-rsid="00120633" style:font-weight-asian="normal" style:font-weight-complex="normal"/>
    </style:style>
    <style:style style:name="P20" style:family="paragraph" style:parent-style-name="Standard">
      <style:paragraph-properties fo:line-height="115%" fo:text-align="center" style:justify-single-word="false"/>
      <style:text-properties style:font-name="Liberation Sans" fo:font-size="12pt" style:text-underline-style="none" fo:font-weight="normal" officeooo:rsid="00120633" officeooo:paragraph-rsid="00120633" style:font-weight-asian="normal" style:font-weight-complex="normal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Liberation Sans" fo:font-size="12pt" style:text-underline-style="none" fo:font-weight="normal" officeooo:rsid="00179b85" officeooo:paragraph-rsid="00179b85" style:font-weight-asian="normal" style:font-weight-complex="normal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Liberation Sans" fo:font-size="12pt" style:text-underline-style="none" fo:font-weight="normal" officeooo:rsid="00198a4f" officeooo:paragraph-rsid="00198a4f" style:font-weight-asian="normal" style:font-weight-complex="normal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Liberation Sans" fo:font-size="12pt" style:text-underline-style="none" fo:font-weight="bold" officeooo:rsid="000e7c4b" officeooo:paragraph-rsid="000e7c4b" style:font-weight-asian="bold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Liberation Sans" fo:font-size="12pt" style:text-underline-style="none" fo:font-weight="bold" officeooo:rsid="00120633" officeooo:paragraph-rsid="00120633" style:font-weight-asian="bold" style:font-weight-complex="bold"/>
    </style:style>
    <style:style style:name="P25" style:family="paragraph" style:parent-style-name="Standard">
      <style:paragraph-properties fo:line-height="115%" fo:text-align="center" style:justify-single-word="false"/>
      <style:text-properties style:font-name="Liberation Sans" fo:font-size="12pt" style:text-underline-style="solid" style:text-underline-width="auto" style:text-underline-color="font-color" fo:font-weight="normal" officeooo:rsid="000e7c4b" officeooo:paragraph-rsid="000e7c4b" style:font-weight-asian="normal" style:font-weight-complex="normal"/>
    </style:style>
    <style:style style:name="P26" style:family="paragraph" style:parent-style-name="Standard">
      <style:paragraph-properties fo:line-height="115%" fo:text-align="center" style:justify-single-word="false"/>
      <style:text-properties style:font-name="Liberation Sans" fo:font-size="12pt" style:text-underline-style="solid" style:text-underline-width="auto" style:text-underline-color="font-color" fo:font-weight="normal" officeooo:rsid="00120633" officeooo:paragraph-rsid="00120633" style:font-weight-asian="normal" style:font-weight-complex="normal"/>
    </style:style>
    <style:style style:name="P27" style:family="paragraph" style:parent-style-name="Standard">
      <style:paragraph-properties fo:line-height="115%" fo:text-align="center" style:justify-single-word="false"/>
      <style:text-properties style:font-name="Liberation Sans" fo:font-size="12pt" style:text-underline-style="solid" style:text-underline-width="auto" style:text-underline-color="font-color" fo:font-weight="normal" officeooo:rsid="00179b85" officeooo:paragraph-rsid="00179b85" style:font-weight-asian="normal" style:font-weight-complex="normal"/>
    </style:style>
    <style:style style:name="P28" style:family="paragraph" style:parent-style-name="Standard">
      <style:paragraph-properties fo:line-height="115%" fo:text-align="center" style:justify-single-word="false"/>
      <style:text-properties style:font-name="Liberation Sans" fo:font-size="12pt" style:text-underline-style="solid" style:text-underline-width="auto" style:text-underline-color="font-color" fo:font-weight="normal" officeooo:rsid="00198a4f" officeooo:paragraph-rsid="00198a4f" style:font-weight-asian="normal" style:font-weight-complex="normal"/>
    </style:style>
    <style:style style:name="P29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20633" officeooo:paragraph-rsid="00120633" style:font-size-asian="12pt" style:font-style-asian="normal" style:font-weight-asian="normal" style:text-emphasize="none"/>
    </style:style>
    <style:style style:name="P30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weight-complex="bold" style:text-emphasize="none"/>
    </style:style>
    <style:style style:name="P31" style:family="paragraph" style:parent-style-name="Standard">
      <style:paragraph-properties fo:text-align="center" style:justify-single-word="false" style:writing-mode="lr-tb"/>
      <style:text-properties style:font-name="Liberation Sans" officeooo:paragraph-rsid="00120633"/>
    </style:style>
    <style:style style:name="P32" style:family="paragraph" style:parent-style-name="Standard">
      <style:paragraph-properties fo:line-height="115%" fo:text-align="center" style:justify-single-word="false"/>
      <style:text-properties style:font-name="Liberation Sans" fo:font-size="12pt" style:text-underline-style="solid" style:text-underline-width="auto" style:text-underline-color="font-color" fo:font-weight="normal" officeooo:rsid="000e7c4b" officeooo:paragraph-rsid="000e7c4b" style:font-weight-asian="normal" style:font-weight-complex="normal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0d1617" officeooo:paragraph-rsid="000d1617" style:font-weight-asian="bold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Liberation Sans" fo:font-size="12pt" style:text-underline-style="none" fo:font-weight="normal" officeooo:rsid="00162d84" officeooo:paragraph-rsid="00162d84" style:font-weight-asian="normal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Liberation Sans" fo:font-size="12pt" style:text-underline-style="none" fo:font-weight="normal" officeooo:rsid="00179b85" officeooo:paragraph-rsid="00179b85" style:font-weight-asian="normal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Liberation Sans" fo:font-size="12pt" style:text-underline-style="none" fo:font-weight="normal" officeooo:rsid="00198a4f" officeooo:paragraph-rsid="00198a4f" style:font-weight-asian="normal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Liberation Sans" fo:font-size="12pt" style:text-underline-style="none" fo:font-weight="normal" officeooo:rsid="00120633" officeooo:paragraph-rsid="00120633" style:font-weight-asian="normal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Liberation Sans" fo:font-size="12pt" style:text-underline-style="none" fo:font-weight="bold" officeooo:rsid="00120633" officeooo:paragraph-rsid="00120633" style:font-weight-asian="bold" style:font-weight-complex="bold"/>
    </style:style>
    <style:style style:name="P39" style:family="paragraph" style:parent-style-name="Standard">
      <style:paragraph-properties fo:line-height="115%" fo:text-align="justify" style:justify-single-word="false"/>
      <style:text-properties style:font-name="Liberation Sans" fo:font-size="10pt" fo:font-weight="bold" officeooo:rsid="000d1617" officeooo:paragraph-rsid="000d1617" style:font-weight-asian="bold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Liberation Sans" officeooo:paragraph-rsid="00120633"/>
    </style:style>
    <style:style style:name="T1" style:family="text">
      <style:text-properties officeooo:rsid="000eaf8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eaf84" style:font-style-asian="italic" style:font-style-complex="italic"/>
    </style:style>
    <style:style style:name="T4" style:family="text">
      <style:text-properties officeooo:rsid="0010712b"/>
    </style:style>
    <style:style style:name="T5" style:family="text">
      <style:text-properties officeooo:rsid="00120633"/>
    </style:style>
    <style:style style:name="T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120633" style:font-size-asian="12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120633" style:font-size-asian="12pt" style:font-style-asian="normal" style:font-weight-asian="normal" style:font-weight-complex="normal" style:text-emphasize="none"/>
    </style:style>
    <style:style style:name="T8" style:family="text">
      <style:text-properties fo:font-size="12pt" officeooo:rsid="00120633"/>
    </style:style>
    <style:style style:name="T9" style:family="text">
      <style:text-properties fo:font-size="12pt" style:text-underline-style="none" fo:font-weight="normal" officeooo:rsid="00120633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239ad" style:font-weight-asian="normal" style:font-weight-complex="normal"/>
    </style:style>
    <style:style style:name="T12" style:family="text">
      <style:text-properties fo:font-weight="normal" officeooo:rsid="001420b8" style:font-weight-asian="normal" style:font-weight-complex="normal"/>
    </style:style>
    <style:style style:name="T13" style:family="text">
      <style:text-properties fo:font-weight="normal" officeooo:rsid="00152afd" style:font-weight-asian="normal" style:font-weight-complex="normal"/>
    </style:style>
    <style:style style:name="T14" style:family="text">
      <style:text-properties officeooo:rsid="001239a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420b8"/>
    </style:style>
    <style:style style:name="T17" style:family="text">
      <style:text-properties officeooo:rsid="00198a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ustavo Sergio Fernandes</text:p>
      <text:p text:style-name="P8"/>
      <text:p text:style-name="P9">PROVA DE MATEMÁTICA FINANCEIRA</text:p>
      <text:p text:style-name="P10"/>
      <text:p text:style-name="P33">1) Ferramenta útil para gestão financeira das empresas, adota nomenclatura própria para as diversas variáveis, tais como: duplicatas mercantis, capital, montante, rendimento, taxa de juros, empréstimo, financiamento, período de uso do dinheiro, IOF, valor nominal, valor líquido. Explique a função de cada uma dessas variáveis, na atividade empresarial regular.</text:p>
      <text:p text:style-name="P39"/>
      <text:p text:style-name="P13">DUPLICATA:<text:span text:style-name="T10"> É </text:span><text:span text:style-name="T12">o título de uma dívida </text:span><text:span text:style-name="T13">que regulariza uma operação financeira e, consequentemente, estabelece para ao comprador a obrigação de pagar o seu credor dentro do prazo estabelecido;</text:span></text:p>
      <text:p text:style-name="P11"/>
      <text:p text:style-name="P13">CAPITAL:<text:span text:style-name="T10"> É </text:span><text:span text:style-name="T12">todo e qualquer valor expresso em moeda e que está disponível em determinado momento;</text:span></text:p>
      <text:p text:style-name="P11"/>
      <text:p text:style-name="P13">MONTANTE:<text:span text:style-name="T10"> É </text:span><text:span text:style-name="T12">o valor representado pela adição dos rendimentos obtidos ao capital inicial;</text:span></text:p>
      <text:p text:style-name="P11"/>
      <text:p text:style-name="P13">RENDIMENTO:<text:span text:style-name="T10"> </text:span><text:span text:style-name="T12">Rendimento pode ser entendido como o valor dos juros (a pagar ou a receber) ao final de um período;</text:span></text:p>
      <text:p text:style-name="P11"/>
      <text:p text:style-name="P13">TAXA DE JUROS:<text:span text:style-name="T10"> É </text:span><text:span text:style-name="T12">a razão entre os juros (pagos ou recebidos) ao final de um período e o capital que foi inicialmente aplicado;</text:span></text:p>
      <text:p text:style-name="P11"/>
      <text:p text:style-name="P13">EMPRÉSTIMO <text:span text:style-name="T16">e </text:span>FINANCIAMENTO:<text:span text:style-name="T10"> </text:span><text:span text:style-name="T12">Empréstimo e Financiamento são, em suma, opções de crédito (um contrato com banco / instituição financeira), tendo como principal diferença o objetivo. Enquanto o empréstimo pode ser utilizado de forma “livre” (sem um objetivo pré-definido), o financiamento possui um objetivo específico, como a compra de um imóvel, materiais e etc;</text:span></text:p>
      <text:p text:style-name="P11"/>
      <text:p text:style-name="P13">PERÍODO DE USO:<text:span text:style-name="T10"> É </text:span><text:span text:style-name="T13">o período em que o solicitante de um empréstimo pode fazer uso do mesmo sem o acréscimo dos juros e tarifas que foram definidos no contrato;</text:span></text:p>
      <text:p text:style-name="P11"/>
      <text:p text:style-name="P13">IOF:<text:span text:style-name="T10"> </text:span><text:span text:style-name="T11">Sigla para “Imposto sobre Operações Financeiras”, no geral, representa as tributações do governo sobre as operações realizadas;</text:span></text:p>
      <text:p text:style-name="P11"/>
      <text:p text:style-name="P11"><text:span text:style-name="T15">VALOR NOMINAL:</text:span> É <text:span text:style-name="T14">o valor que representa a importância da transação realizada entre as empresas;</text:span></text:p>
      <text:p text:style-name="P11"/>
      <text:p text:style-name="P13">VALOR LÍQUIDO:<text:span text:style-name="T10"> É </text:span><text:span text:style-name="T11">o valor que o cedente recebe após a aplicação do desconto sobre o valor nominal.</text:span></text:p>
      <text:p text:style-name="P14"><text:soft-page-break/>2) Um capital de $ 200.000,00 foi aplicado por um período de 18 meses, a uma taxa de juros de 4%a.m., calcule o rendimento obtido pelo aplicador.</text:p>
      <text:p text:style-name="P12">J = C x i x t</text:p>
      <text:p text:style-name="P12">J = 200.000 x 0,04 x 18</text:p>
      <text:p text:style-name="P12">J = 144.000,00</text:p>
      <text:p text:style-name="P25"/>
      <text:p text:style-name="P25">Rendimento de R$ 144.000,00</text:p>
      <text:p text:style-name="P15"/>
      <text:p text:style-name="P15"/>
      <text:p text:style-name="P23">3) Que taxa de juros mensal, deve ser aplicada sobre o capital de $ 135.000,00 para que se obtenha um novo montante de $ 180.000,00 após 10 meses?</text:p>
      <text:p text:style-name="P17">180.000 = 135.000 (1 + i x 10)</text:p>
      <text:p text:style-name="P17">180.000 = 135.000 + 1.350.000i</text:p>
      <text:p text:style-name="P17">180.000 – 135.000 = 1.350.000i</text:p>
      <text:p text:style-name="P17">45.000 = 1.350.000i</text:p>
      <text:p text:style-name="P17">i = 45.000 / 1.350.000</text:p>
      <text:p text:style-name="P17">i = 0,0333333333333</text:p>
      <text:p text:style-name="P17"/>
      <text:p text:style-name="P17">i = 0,0333333333333 x 100</text:p>
      <text:p text:style-name="P17">i = 3,33333333333% a.m</text:p>
      <text:p text:style-name="P16"/>
      <text:p text:style-name="P25">Taxa <text:span text:style-name="T3">(</text:span><text:span text:style-name="T2">aproximada</text:span><text:span text:style-name="T3">)</text:span> de 3.3% ao mês</text:p>
      <text:p text:style-name="P16"/>
      <text:p text:style-name="P16"/>
      <text:p text:style-name="P23">4) Por quanto tempo deveremos aplicar um capital de $ 100.000,00, a taxa de juros de 5%a.m. para obtermos um rendimento de $ 30.000,00?</text:p>
      <text:p text:style-name="P17">130.000 = 100.000 (1 + 0,05 x n)</text:p>
      <text:p text:style-name="P17">130.000 = 100.000 + 5.000n</text:p>
      <text:p text:style-name="P17">130.000 – 100.000 = 5.000n</text:p>
      <text:p text:style-name="P17">30.000 = 5.000n</text:p>
      <text:p text:style-name="P17"><text:span text:style-name="T1">30.00</text:span><text:span text:style-name="T4">0 / </text:span><text:span text:style-name="T5">5.000 = n</text:span></text:p>
      <text:p text:style-name="P18">n = 6</text:p>
      <text:p text:style-name="P19"/>
      <text:p text:style-name="P19"/>
      <text:p text:style-name="P26">O capital deve ser aplicado durante 6 meses</text:p>
      <text:p text:style-name="P20"/>
      <text:p text:style-name="P20"/>
      <text:p text:style-name="P24"><text:soft-page-break/>5) Se você necessitar de $ 20.000,00 para pagar uma dívida imediata, sabendo-se que dentro de 5 meses você receberá valor suficiente para pagar o empréstimo, quanto deverá pedir ao gerente do banco, que cobra taxa de juros mensal de 2,5% a.m.?</text:p>
      <text:p text:style-name="P34">N – Vl = D</text:p>
      <text:p text:style-name="P35">D = N x d x n </text:p>
      <text:p text:style-name="P34"/>
      <text:p text:style-name="P34">N – 20.000 = N x 0,025 x 5</text:p>
      <text:p text:style-name="P34">N – 20.000 = N x 0,125</text:p>
      <text:p text:style-name="P34">20.000 = N – 0,125N</text:p>
      <text:p text:style-name="P34">20.000 = 0,875N</text:p>
      <text:p text:style-name="P35">N = 20.000 / 0.875</text:p>
      <text:p text:style-name="P35">N = 22.857,1428571</text:p>
      <text:p text:style-name="P35"/>
      <text:p text:style-name="P27">Será necessário pedir (aproximadamente) R$ 22.857,14</text:p>
      <text:p text:style-name="P24"/>
      <text:p text:style-name="P24"/>
      <text:p text:style-name="P24">6) Que valor líquido receberá o titular de uma duplicata de $ 74.230,00, com vencimento para 75 dias, se o banco cobra uma taxa de juros de 2,5% a.m. e uma taxa cadastro de 1,5%?</text:p>
      <text:p text:style-name="P35">D = (N x d x n) + tarifas</text:p>
      <text:p text:style-name="P35">D = (74.230 x (0,025 / 30) x 75) + (0,015 x 74.230)</text:p>
      <text:p text:style-name="P35">D = (74.230 x 0,000833333333333 x 75) <text:span text:style-name="T17">+ 1113,45</text:span></text:p>
      <text:p text:style-name="P36">D = 4639,375 + 1113,45</text:p>
      <text:p text:style-name="P36">D = 5.752,825</text:p>
      <text:p text:style-name="P36"/>
      <text:p text:style-name="P36">Vl = N – D</text:p>
      <text:p text:style-name="P36">Vl = 74.230,00 – 5.725,825</text:p>
      <text:p text:style-name="P36">Vl = 68.504,175</text:p>
      <text:p text:style-name="P22"/>
      <text:p text:style-name="P28">O titular receberá um valor líquido de (aproximadamente) R$ 68.504,18</text:p>
      <text:p text:style-name="P21"/>
      <text:p text:style-name="P24"/>
      <text:p text:style-name="P24">7) O correntista de um banco recebeu o extrato de sua conta-corrente, do mês anterior e que apresentou o seguinte movimento, considerando que a taxa de juros de empréstimo do banco é de 5%a.m., quanto pagará de juros no mês seguinte?</text:p>
      <text:p text:style-name="P2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ext:soft-page-break/>
        <table:table-row table:style-name="TableLine94744482406272">
          <table:table-cell table:style-name="Tabela1.A1" office:value-type="string">
            <text:p text:style-name="P3">DATA</text:p>
          </table:table-cell>
          <table:table-cell table:style-name="Tabela1.A1" office:value-type="string">
            <text:p text:style-name="P3">MOVIMENTAÇÃO</text:p>
          </table:table-cell>
          <table:table-cell table:style-name="Tabela1.A1" office:value-type="string">
            <text:p text:style-name="P3">TIPO</text:p>
          </table:table-cell>
          <table:table-cell table:style-name="Tabela1.D1" office:value-type="string">
            <text:p text:style-name="P3">SALDO</text:p>
          </table:table-cell>
        </table:table-row>
        <table:table-row table:style-name="TableLine94744483539088">
          <table:table-cell table:style-name="Tabela1.A2" office:value-type="string">
            <text:p text:style-name="P4">01/10</text:p>
          </table:table-cell>
          <table:table-cell table:style-name="Tabela1.A2" table:number-columns-spanned="2" office:value-type="string">
            <text:p text:style-name="P5"/>
          </table:table-cell>
          <table:covered-table-cell/>
          <table:table-cell table:style-name="Tabela1.D2" office:value-type="string">
            <text:p text:style-name="P1">R$ 375,00</text:p>
          </table:table-cell>
        </table:table-row>
        <table:table-row table:style-name="TableLine94744482597456">
          <table:table-cell table:style-name="Tabela1.A2" office:value-type="string">
            <text:p text:style-name="P4">02/10</text:p>
          </table:table-cell>
          <table:table-cell table:style-name="Tabela1.A2" office:value-type="string">
            <text:p text:style-name="P6">R$ 3.850,00</text:p>
          </table:table-cell>
          <table:table-cell table:style-name="Tabela1.A2" office:value-type="string">
            <text:p text:style-name="P6">D</text:p>
          </table:table-cell>
          <table:table-cell table:style-name="Tabela1.D2" office:value-type="string">
            <text:p text:style-name="P2">R$ 3.475,00</text:p>
          </table:table-cell>
        </table:table-row>
        <table:table-row table:style-name="TableLine94744482599552">
          <table:table-cell table:style-name="Tabela1.A2" office:value-type="string">
            <text:p text:style-name="P4">08/10</text:p>
          </table:table-cell>
          <table:table-cell table:style-name="Tabela1.A2" office:value-type="string">
            <text:p text:style-name="P6">R$ 5.000,00</text:p>
          </table:table-cell>
          <table:table-cell table:style-name="Tabela1.A2" office:value-type="string">
            <text:p text:style-name="P6">C</text:p>
          </table:table-cell>
          <table:table-cell table:style-name="Tabela1.D2" office:value-type="string">
            <text:p text:style-name="P1">R$ 1.525,00</text:p>
          </table:table-cell>
        </table:table-row>
        <table:table-row table:style-name="TableLine94744482600528">
          <table:table-cell table:style-name="Tabela1.A2" office:value-type="string">
            <text:p text:style-name="P4">15/10</text:p>
          </table:table-cell>
          <table:table-cell table:style-name="Tabela1.A2" office:value-type="string">
            <text:p text:style-name="P6">R$ 4.350,00</text:p>
          </table:table-cell>
          <table:table-cell table:style-name="Tabela1.A2" office:value-type="string">
            <text:p text:style-name="P6">D</text:p>
          </table:table-cell>
          <table:table-cell table:style-name="Tabela1.D2" office:value-type="string">
            <text:p text:style-name="P2">R$ 2.825,00</text:p>
          </table:table-cell>
        </table:table-row>
        <table:table-row table:style-name="TableLine94744482601968">
          <table:table-cell table:style-name="Tabela1.A2" office:value-type="string">
            <text:p text:style-name="P4">19/10</text:p>
          </table:table-cell>
          <table:table-cell table:style-name="Tabela1.A2" office:value-type="string">
            <text:p text:style-name="P6">R$ 2.975,00</text:p>
          </table:table-cell>
          <table:table-cell table:style-name="Tabela1.A2" office:value-type="string">
            <text:p text:style-name="P6">D</text:p>
          </table:table-cell>
          <table:table-cell table:style-name="Tabela1.D2" office:value-type="string">
            <text:p text:style-name="P2">R$ 5.800,00</text:p>
          </table:table-cell>
        </table:table-row>
        <table:table-row table:style-name="TableLine94744482603008">
          <table:table-cell table:style-name="Tabela1.A2" office:value-type="string">
            <text:p text:style-name="P4">24/10</text:p>
          </table:table-cell>
          <table:table-cell table:style-name="Tabela1.A2" office:value-type="string">
            <text:p text:style-name="P6">R$ 8.000,00</text:p>
          </table:table-cell>
          <table:table-cell table:style-name="Tabela1.A2" office:value-type="string">
            <text:p text:style-name="P6">C</text:p>
          </table:table-cell>
          <table:table-cell table:style-name="Tabela1.D2" office:value-type="string">
            <text:p text:style-name="P1">R$ 2.200,00</text:p>
          </table:table-cell>
        </table:table-row>
        <table:table-row table:style-name="TableLine94744482604096">
          <table:table-cell table:style-name="Tabela1.A2" office:value-type="string">
            <text:p text:style-name="P4">27/10</text:p>
          </table:table-cell>
          <table:table-cell table:style-name="Tabela1.A2" office:value-type="string">
            <text:p text:style-name="P6">R$ 2.820,00</text:p>
          </table:table-cell>
          <table:table-cell table:style-name="Tabela1.A2" office:value-type="string">
            <text:p text:style-name="P6">D</text:p>
          </table:table-cell>
          <table:table-cell table:style-name="Tabela1.D2" office:value-type="string">
            <text:p text:style-name="P2">R$ 620,00</text:p>
          </table:table-cell>
        </table:table-row>
        <table:table-row table:style-name="TableLine94744482605184">
          <table:table-cell table:style-name="Tabela1.A2" office:value-type="string">
            <text:p text:style-name="P4">30/10</text:p>
          </table:table-cell>
          <table:table-cell table:style-name="Tabela1.A2" office:value-type="string">
            <text:p text:style-name="P6">R$ 970,00</text:p>
          </table:table-cell>
          <table:table-cell table:style-name="Tabela1.A2" office:value-type="string">
            <text:p text:style-name="P6">D</text:p>
          </table:table-cell>
          <table:table-cell table:style-name="Tabela1.D2" office:value-type="string">
            <text:p text:style-name="P2">R$ 1.590,00</text:p>
          </table:table-cell>
        </table:table-row>
        <table:table-row table:style-name="TableLine94744482601264">
          <table:table-cell table:style-name="Tabela1.A2" office:value-type="string">
            <text:p text:style-name="P4">03/11</text:p>
          </table:table-cell>
          <table:table-cell table:style-name="Tabela1.A2" office:value-type="string">
            <text:p text:style-name="P6">R$ 2.500,00</text:p>
          </table:table-cell>
          <table:table-cell table:style-name="Tabela1.A2" office:value-type="string">
            <text:p text:style-name="P6">C</text:p>
          </table:table-cell>
          <table:table-cell table:style-name="Tabela1.D2" office:value-type="string">
            <text:p text:style-name="P1">R$ 910,00</text:p>
          </table:table-cell>
        </table:table-row>
      </table:table>
      <text:p text:style-name="P24"/>
      <text:p text:style-name="P24"/>
      <table:table table:name="Tabela2" table:style-name="Tabela2">
        <table:table-column table:style-name="Tabela2.A" table:number-columns-repeated="3"/>
        <table:table-row table:style-name="TableLine94744483481504">
          <table:table-cell table:style-name="Tabela2.A1" office:value-type="string">
            <text:p text:style-name="P3">SALDO DEVEDOR</text:p>
          </table:table-cell>
          <table:table-cell table:style-name="Tabela2.A1" office:value-type="string">
            <text:p text:style-name="P3">DIAS</text:p>
          </table:table-cell>
          <table:table-cell table:style-name="Tabela2.C1" office:value-type="string">
            <text:p text:style-name="P3">TOTAL</text:p>
          </table:table-cell>
        </table:table-row>
        <table:table-row table:style-name="TableLine94744482621008">
          <table:table-cell table:style-name="Tabela2.A2" office:value-type="string">
            <text:p text:style-name="P6">R$ 3.475,00</text:p>
          </table:table-cell>
          <table:table-cell table:style-name="Tabela2.A2" office:value-type="string">
            <text:p text:style-name="P6">6</text:p>
          </table:table-cell>
          <table:table-cell table:style-name="Tabela2.C2" office:value-type="string">
            <text:p text:style-name="P31"><text:span text:style-name="T6">R$ 20.850,00</text:span><text:span text:style-name="T8"> </text:span></text:p>
          </table:table-cell>
        </table:table-row>
        <table:table-row table:style-name="TableLine94744482622512">
          <table:table-cell table:style-name="Tabela2.A2" office:value-type="string">
            <text:p text:style-name="P6">R$ 2.825,00</text:p>
          </table:table-cell>
          <table:table-cell table:style-name="Tabela2.A2" office:value-type="string">
            <text:p text:style-name="P6">4</text:p>
          </table:table-cell>
          <table:table-cell table:style-name="Tabela2.C2" office:value-type="string">
            <text:p text:style-name="P29">R$ 11.300,00</text:p>
          </table:table-cell>
        </table:table-row>
        <table:table-row table:style-name="TableLine94744482623328">
          <table:table-cell table:style-name="Tabela2.A2" office:value-type="string">
            <text:p text:style-name="P6">R$ 5.800,00</text:p>
          </table:table-cell>
          <table:table-cell table:style-name="Tabela2.A2" office:value-type="string">
            <text:p text:style-name="P6">5</text:p>
          </table:table-cell>
          <table:table-cell table:style-name="Tabela2.C2" office:value-type="string">
            <text:p text:style-name="P29">R$ 29.000,00</text:p>
          </table:table-cell>
        </table:table-row>
        <table:table-row table:style-name="TableLine94744482624192">
          <table:table-cell table:style-name="Tabela2.A2" office:value-type="string">
            <text:p text:style-name="P6">R$ 620,00</text:p>
          </table:table-cell>
          <table:table-cell table:style-name="Tabela2.A2" office:value-type="string">
            <text:p text:style-name="P6">3</text:p>
          </table:table-cell>
          <table:table-cell table:style-name="Tabela2.C2" office:value-type="string">
            <text:p text:style-name="P29">R$ 1.860,00</text:p>
          </table:table-cell>
        </table:table-row>
        <table:table-row table:style-name="TableLine94744482625248">
          <table:table-cell table:style-name="Tabela2.A2" office:value-type="string">
            <text:p text:style-name="P6">R$ 1.590,00</text:p>
          </table:table-cell>
          <table:table-cell table:style-name="Tabela2.A2" office:value-type="string">
            <text:p text:style-name="P6">4</text:p>
          </table:table-cell>
          <table:table-cell table:style-name="Tabela2.C2" office:value-type="string">
            <text:p text:style-name="P29">R$ 6.360,00</text:p>
          </table:table-cell>
        </table:table-row>
        <table:table-row table:style-name="TableLine94744482626448">
          <table:table-cell table:style-name="Tabela2.A2" table:number-columns-spanned="2" office:value-type="string">
            <text:p text:style-name="P5"/>
          </table:table-cell>
          <table:covered-table-cell/>
          <table:table-cell table:style-name="Tabela2.C2" office:value-type="string">
            <text:p text:style-name="P30">R$ 69.370,00</text:p>
          </table:table-cell>
        </table:table-row>
      </table:table>
      <text:p text:style-name="P19"/>
      <text:p text:style-name="P18">i = 0,05 / 30</text:p>
      <text:p text:style-name="P40"><text:span text:style-name="T9">i = </text:span><text:span text:style-name="T7">0,00166666666667</text:span></text:p>
      <text:p text:style-name="P38"/>
      <text:p text:style-name="P18">J = C x i x t</text:p>
      <text:p text:style-name="P18">J = 69.370,00 x 0,00166666666667</text:p>
      <text:p text:style-name="P18">J = 115,63979</text:p>
      <text:p text:style-name="P18"/>
      <text:p text:style-name="P26">Aproximadamente R$ 115,64 de juros a serem pago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shall </meta:initial-creator>
    <meta:creation-date>2021-09-16T17:08:59.025707430</meta:creation-date>
    <dc:date>2021-09-17T08:41:06.254653778</dc:date>
    <dc:creator>Marshall </dc:creator>
    <meta:editing-duration>PT54M31S</meta:editing-duration>
    <meta:editing-cycles>8</meta:editing-cycles>
    <meta:generator>LibreOffice/7.1.6.2.0$Linux_X86_64 LibreOffice_project/10$Build-2</meta:generator>
    <meta:document-statistic meta:table-count="2" meta:image-count="0" meta:object-count="0" meta:page-count="4" meta:paragraph-count="120" meta:word-count="812" meta:character-count="4437" meta:non-whitespace-character-count="3735"/>
  </office:meta>
</office:document-meta>
</file>